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81aca6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8e86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7b59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972f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st_results_treshol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CORD_NAM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ACC</text:p>
          </table:table-cell>
          <table:table-cell table:style-name="ce1" office:value-type="string" calcext:value-type="string">
            <text:p>CLUSTER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0.046" calcext:value-type="float">
            <text:p>0.046</text:p>
          </table:table-cell>
          <table:table-cell office:value-type="float" office:value="127" calcext:value-type="float">
            <text:p>127</text:p>
          </table:table-cell>
          <table:table-cell office:value-type="float" office:value="29937" calcext:value-type="float">
            <text:p>29937</text:p>
          </table:table-cell>
          <table:table-cell office:value-type="float" office:value="6571" calcext:value-type="float">
            <text:p>6571</text:p>
          </table:table-cell>
          <table:table-cell office:value-type="float" office:value="14" calcext:value-type="float">
            <text:p>14</text:p>
          </table:table-cell>
          <table:table-cell office:value-type="float" office:value="0.900709219858156" calcext:value-type="float">
            <text:p>0.900709219858156</text:p>
          </table:table-cell>
          <table:table-cell office:value-type="float" office:value="0.820012052152953" calcext:value-type="float">
            <text:p>0.820012052152953</text:p>
          </table:table-cell>
          <table:table-cell office:value-type="float" office:value="0.0189608838459242" calcext:value-type="float">
            <text:p>0.018960883845924</text:p>
          </table:table-cell>
          <table:table-cell office:value-type="float" office:value="0.820322519031897" calcext:value-type="float">
            <text:p>0.820322519031897</text:p>
          </table:table-cell>
          <table:table-cell table:style-name="ce2" office:value-type="float" office:value="0" calcext:value-type="float" table:number-columns-spanned="1" table:number-rows-spanned="2">
            <text:p>0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0.086" calcext:value-type="float">
            <text:p>0.086</text:p>
          </table:table-cell>
          <table:table-cell office:value-type="float" office:value="706" calcext:value-type="float">
            <text:p>706</text:p>
          </table:table-cell>
          <table:table-cell office:value-type="float" office:value="35701" calcext:value-type="float">
            <text:p>35701</text:p>
          </table:table-cell>
          <table:table-cell office:value-type="float" office:value="3291" calcext:value-type="float">
            <text:p>3291</text:p>
          </table:table-cell>
          <table:table-cell office:value-type="float" office:value="107" calcext:value-type="float">
            <text:p>107</text:p>
          </table:table-cell>
          <table:table-cell office:value-type="float" office:value="0.868388683886839" calcext:value-type="float">
            <text:p>0.868388683886839</text:p>
          </table:table-cell>
          <table:table-cell office:value-type="float" office:value="0.915598071399261" calcext:value-type="float">
            <text:p>0.915598071399261</text:p>
          </table:table-cell>
          <table:table-cell office:value-type="float" office:value="0.176632474355767" calcext:value-type="float">
            <text:p>0.176632474355767</text:p>
          </table:table-cell>
          <table:table-cell office:value-type="float" office:value="0.914633839969853" calcext:value-type="float">
            <text:p>0.914633839969853</text:p>
          </table:table-cell>
          <table:covered-table-cell/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float" office:value="0.101" calcext:value-type="float">
            <text:p>0.101</text:p>
          </table:table-cell>
          <table:table-cell office:value-type="float" office:value="384" calcext:value-type="float">
            <text:p>384</text:p>
          </table:table-cell>
          <table:table-cell office:value-type="float" office:value="30179" calcext:value-type="float">
            <text:p>30179</text:p>
          </table:table-cell>
          <table:table-cell office:value-type="float" office:value="4084" calcext:value-type="float">
            <text:p>4084</text:p>
          </table:table-cell>
          <table:table-cell office:value-type="float" office:value="61" calcext:value-type="float">
            <text:p>61</text:p>
          </table:table-cell>
          <table:table-cell office:value-type="float" office:value="0.862921348314607" calcext:value-type="float">
            <text:p>0.862921348314607</text:p>
          </table:table-cell>
          <table:table-cell office:value-type="float" office:value="0.880804366225958" calcext:value-type="float">
            <text:p>0.880804366225958</text:p>
          </table:table-cell>
          <table:table-cell office:value-type="float" office:value="0.0859444941808416" calcext:value-type="float">
            <text:p>0.085944494180842</text:p>
          </table:table-cell>
          <table:table-cell office:value-type="float" office:value="0.880575083554224" calcext:value-type="float">
            <text:p>0.880575083554224</text:p>
          </table:table-cell>
          <table:table-cell table:style-name="ce3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0.236" calcext:value-type="float">
            <text:p>0.236</text:p>
          </table:table-cell>
          <table:table-cell office:value-type="float" office:value="11400" calcext:value-type="float">
            <text:p>11400</text:p>
          </table:table-cell>
          <table:table-cell office:value-type="float" office:value="33586" calcext:value-type="float">
            <text:p>33586</text:p>
          </table:table-cell>
          <table:table-cell office:value-type="float" office:value="323" calcext:value-type="float">
            <text:p>323</text:p>
          </table:table-cell>
          <table:table-cell office:value-type="float" office:value="77" calcext:value-type="float">
            <text:p>77</text:p>
          </table:table-cell>
          <table:table-cell office:value-type="float" office:value="0.993290929685458" calcext:value-type="float">
            <text:p>0.993290929685458</text:p>
          </table:table-cell>
          <table:table-cell office:value-type="float" office:value="0.99047450529358" calcext:value-type="float">
            <text:p>0.99047450529358</text:p>
          </table:table-cell>
          <table:table-cell office:value-type="float" office:value="0.972447325769854" calcext:value-type="float">
            <text:p>0.972447325769854</text:p>
          </table:table-cell>
          <table:table-cell office:value-type="float" office:value="0.991186709558014" calcext:value-type="float">
            <text:p>0.991186709558014</text:p>
          </table:table-cell>
          <table:table-cell table:style-name="ce4" office:value-type="float" office:value="0.2" calcext:value-type="float" table:number-columns-spanned="1" table:number-rows-spanned="3">
            <text:p>0.2</text:p>
          </table:table-cell>
          <table:table-cell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0.24" calcext:value-type="float">
            <text:p>0.24</text:p>
          </table:table-cell>
          <table:table-cell office:value-type="float" office:value="12763" calcext:value-type="float">
            <text:p>12763</text:p>
          </table:table-cell>
          <table:table-cell office:value-type="float" office:value="38281" calcext:value-type="float">
            <text:p>38281</text:p>
          </table:table-cell>
          <table:table-cell office:value-type="float" office:value="8871" calcext:value-type="float">
            <text:p>8871</text:p>
          </table:table-cell>
          <table:table-cell office:value-type="float" office:value="1871" calcext:value-type="float">
            <text:p>1871</text:p>
          </table:table-cell>
          <table:table-cell office:value-type="float" office:value="0.872147054803881" calcext:value-type="float">
            <text:p>0.872147054803881</text:p>
          </table:table-cell>
          <table:table-cell office:value-type="float" office:value="0.811863759755684" calcext:value-type="float">
            <text:p>0.811863759755684</text:p>
          </table:table-cell>
          <table:table-cell office:value-type="float" office:value="0.589951003050753" calcext:value-type="float">
            <text:p>0.589951003050753</text:p>
          </table:table-cell>
          <table:table-cell office:value-type="float" office:value="0.826141844430777" calcext:value-type="float">
            <text:p>0.826141844430777</text:p>
          </table:table-cell>
          <table:covered-table-cell/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295" calcext:value-type="float">
            <text:p>0.295</text:p>
          </table:table-cell>
          <table:table-cell office:value-type="float" office:value="322" calcext:value-type="float">
            <text:p>322</text:p>
          </table:table-cell>
          <table:table-cell office:value-type="float" office:value="38965" calcext:value-type="float">
            <text:p>38965</text:p>
          </table:table-cell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  <table:table-cell office:value-type="float" office:value="0.969879518072289" calcext:value-type="float">
            <text:p>0.969879518072289</text:p>
          </table:table-cell>
          <table:table-cell office:value-type="float" office:value="0.979709343256562" calcext:value-type="float">
            <text:p>0.979709343256562</text:p>
          </table:table-cell>
          <table:table-cell office:value-type="float" office:value="0.285208148804252" calcext:value-type="float">
            <text:p>0.285208148804252</text:p>
          </table:table-cell>
          <table:table-cell office:value-type="float" office:value="0.979627967285059" calcext:value-type="float">
            <text:p>0.979627967285059</text:p>
          </table:table-cell>
          <table:covered-table-cell/>
          <table:table-cell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0.336" calcext:value-type="float">
            <text:p>0.336</text:p>
          </table:table-cell>
          <table:table-cell office:value-type="float" office:value="792" calcext:value-type="float">
            <text:p>792</text:p>
          </table:table-cell>
          <table:table-cell office:value-type="float" office:value="39307" calcext:value-type="float">
            <text:p>39307</text:p>
          </table:table-cell>
          <table:table-cell office:value-type="float" office:value="5164" calcext:value-type="float">
            <text:p>5164</text:p>
          </table:table-cell>
          <table:table-cell office:value-type="float" office:value="142" calcext:value-type="float">
            <text:p>142</text:p>
          </table:table-cell>
          <table:table-cell office:value-type="float" office:value="0.84796573875803" calcext:value-type="float">
            <text:p>0.84796573875803</text:p>
          </table:table-cell>
          <table:table-cell office:value-type="float" office:value="0.883879382069214" calcext:value-type="float">
            <text:p>0.883879382069214</text:p>
          </table:table-cell>
          <table:table-cell office:value-type="float" office:value="0.132975151108126" calcext:value-type="float">
            <text:p>0.132975151108126</text:p>
          </table:table-cell>
          <table:table-cell office:value-type="float" office:value="0.883140623279374" calcext:value-type="float">
            <text:p>0.883140623279374</text:p>
          </table:table-cell>
          <table:table-cell table:style-name="ce5" office:value-type="float" office:value="0.3" calcext:value-type="float" table:number-columns-spanned="1" table:number-rows-spanned="2">
            <text:p>0.3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0.381" calcext:value-type="float">
            <text:p>0.381</text:p>
          </table:table-cell>
          <table:table-cell office:value-type="float" office:value="6655" calcext:value-type="float">
            <text:p>6655</text:p>
          </table:table-cell>
          <table:table-cell office:value-type="float" office:value="29309" calcext:value-type="float">
            <text:p>29309</text:p>
          </table:table-cell>
          <table:table-cell office:value-type="float" office:value="391" calcext:value-type="float">
            <text:p>391</text:p>
          </table:table-cell>
          <table:table-cell office:value-type="float" office:value="115" calcext:value-type="float">
            <text:p>115</text:p>
          </table:table-cell>
          <table:table-cell office:value-type="float" office:value="0.98301329394387" calcext:value-type="float">
            <text:p>0.98301329394387</text:p>
          </table:table-cell>
          <table:table-cell office:value-type="float" office:value="0.986835016835017" calcext:value-type="float">
            <text:p>0.986835016835017</text:p>
          </table:table-cell>
          <table:table-cell office:value-type="float" office:value="0.944507521998297" calcext:value-type="float">
            <text:p>0.944507521998297</text:p>
          </table:table-cell>
          <table:table-cell office:value-type="float" office:value="0.986125582670688" calcext:value-type="float">
            <text:p>0.986125582670688</text:p>
          </table:table-cell>
          <table:covered-table-cell/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0.459" calcext:value-type="float">
            <text:p>0.459</text:p>
          </table:table-cell>
          <table:table-cell office:value-type="float" office:value="508" calcext:value-type="float">
            <text:p>508</text:p>
          </table:table-cell>
          <table:table-cell office:value-type="float" office:value="40145" calcext:value-type="float">
            <text:p>40145</text:p>
          </table:table-cell>
          <table:table-cell office:value-type="float" office:value="3206" calcext:value-type="float">
            <text:p>3206</text:p>
          </table:table-cell>
          <table:table-cell office:value-type="float" office:value="17" calcext:value-type="float">
            <text:p>17</text:p>
          </table:table-cell>
          <table:table-cell office:value-type="float" office:value="0.967619047619048" calcext:value-type="float">
            <text:p>0.967619047619048</text:p>
          </table:table-cell>
          <table:table-cell office:value-type="float" office:value="0.92604553528177" calcext:value-type="float">
            <text:p>0.92604553528177</text:p>
          </table:table-cell>
          <table:table-cell office:value-type="float" office:value="0.136779752288638" calcext:value-type="float">
            <text:p>0.136779752288638</text:p>
          </table:table-cell>
          <table:table-cell office:value-type="float" office:value="0.926542984775276" calcext:value-type="float">
            <text:p>0.926542984775276</text:p>
          </table:table-cell>
          <table:table-cell table:style-name="ce6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0.527" calcext:value-type="float">
            <text:p>0.527</text:p>
          </table:table-cell>
          <table:table-cell office:value-type="float" office:value="5620" calcext:value-type="float">
            <text:p>5620</text:p>
          </table:table-cell>
          <table:table-cell office:value-type="float" office:value="53933" calcext:value-type="float">
            <text:p>53933</text:p>
          </table:table-cell>
          <table:table-cell office:value-type="float" office:value="1888" calcext:value-type="float">
            <text:p>1888</text:p>
          </table:table-cell>
          <table:table-cell office:value-type="float" office:value="190" calcext:value-type="float">
            <text:p>190</text:p>
          </table:table-cell>
          <table:table-cell office:value-type="float" office:value="0.967297762478485" calcext:value-type="float">
            <text:p>0.967297762478485</text:p>
          </table:table-cell>
          <table:table-cell office:value-type="float" office:value="0.966177603410903" calcext:value-type="float">
            <text:p>0.966177603410903</text:p>
          </table:table-cell>
          <table:table-cell office:value-type="float" office:value="0.748534896110815" calcext:value-type="float">
            <text:p>0.748534896110815</text:p>
          </table:table-cell>
          <table:table-cell office:value-type="float" office:value="0.966283201635541" calcext:value-type="float">
            <text:p>0.966283201635541</text:p>
          </table:table-cell>
          <table:table-cell table:style-name="ce7" office:value-type="float" office:value="0.5" calcext:value-type="float" table:number-columns-spanned="1" table:number-rows-spanned="3">
            <text:p>0.5</text:p>
          </table:table-cell>
          <table:table-cell/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float" office:value="0.555" calcext:value-type="float">
            <text:p>0.555</text:p>
          </table:table-cell>
          <table:table-cell office:value-type="float" office:value="13526" calcext:value-type="float">
            <text:p>13526</text:p>
          </table:table-cell>
          <table:table-cell office:value-type="float" office:value="41466" calcext:value-type="float">
            <text:p>41466</text:p>
          </table:table-cell>
          <table:table-cell office:value-type="float" office:value="3504" calcext:value-type="float">
            <text:p>3504</text:p>
          </table:table-cell>
          <table:table-cell office:value-type="float" office:value="668" calcext:value-type="float">
            <text:p>668</text:p>
          </table:table-cell>
          <table:table-cell office:value-type="float" office:value="0.952937861068057" calcext:value-type="float">
            <text:p>0.952937861068057</text:p>
          </table:table-cell>
          <table:table-cell office:value-type="float" office:value="0.922081387591728" calcext:value-type="float">
            <text:p>0.922081387591728</text:p>
          </table:table-cell>
          <table:table-cell office:value-type="float" office:value="0.794245449207281" calcext:value-type="float">
            <text:p>0.794245449207281</text:p>
          </table:table-cell>
          <table:table-cell office:value-type="float" office:value="0.929484145764316" calcext:value-type="float">
            <text:p>0.929484145764316</text:p>
          </table:table-cell>
          <table:covered-table-cell/>
          <table:table-cell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0.599" calcext:value-type="float">
            <text:p>0.599</text:p>
          </table:table-cell>
          <table:table-cell office:value-type="float" office:value="34045" calcext:value-type="float">
            <text:p>34045</text:p>
          </table:table-cell>
          <table:table-cell office:value-type="float" office:value="11856" calcext:value-type="float">
            <text:p>11856</text:p>
          </table:table-cell>
          <table:table-cell office:value-type="float" office:value="1980" calcext:value-type="float">
            <text:p>1980</text:p>
          </table:table-cell>
          <table:table-cell office:value-type="float" office:value="5636" calcext:value-type="float">
            <text:p>5636</text:p>
          </table:table-cell>
          <table:table-cell office:value-type="float" office:value="0.857967289130818" calcext:value-type="float">
            <text:p>0.857967289130818</text:p>
          </table:table-cell>
          <table:table-cell office:value-type="float" office:value="0.856895056374675" calcext:value-type="float">
            <text:p>0.856895056374675</text:p>
          </table:table-cell>
          <table:table-cell office:value-type="float" office:value="0.945038167938931" calcext:value-type="float">
            <text:p>0.945038167938931</text:p>
          </table:table-cell>
          <table:table-cell office:value-type="float" office:value="0.857690079787731" calcext:value-type="float">
            <text:p>0.857690079787731</text:p>
          </table:table-cell>
          <table:covered-table-cell/>
          <table:table-cell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0.6" calcext:value-type="float">
            <text:p>0.6</text:p>
          </table:table-cell>
          <table:table-cell office:value-type="float" office:value="3033" calcext:value-type="float">
            <text:p>3033</text:p>
          </table:table-cell>
          <table:table-cell office:value-type="float" office:value="38452" calcext:value-type="float">
            <text:p>38452</text:p>
          </table:table-cell>
          <table:table-cell office:value-type="float" office:value="1055" calcext:value-type="float">
            <text:p>1055</text:p>
          </table:table-cell>
          <table:table-cell office:value-type="float" office:value="191" calcext:value-type="float">
            <text:p>191</text:p>
          </table:table-cell>
          <table:table-cell office:value-type="float" office:value="0.94075682382134" calcext:value-type="float">
            <text:p>0.94075682382134</text:p>
          </table:table-cell>
          <table:table-cell office:value-type="float" office:value="0.973295871617688" calcext:value-type="float">
            <text:p>0.973295871617688</text:p>
          </table:table-cell>
          <table:table-cell office:value-type="float" office:value="0.74192759295499" calcext:value-type="float">
            <text:p>0.74192759295499</text:p>
          </table:table-cell>
          <table:table-cell office:value-type="float" office:value="0.97084084154361" calcext:value-type="float">
            <text:p>0.97084084154361</text:p>
          </table:table-cell>
          <table:table-cell table:style-name="ce8" office:value-type="float" office:value="0.6" calcext:value-type="float" table:number-columns-spanned="1" table:number-rows-spanned="8">
            <text:p>0.6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0.631" calcext:value-type="float">
            <text:p>0.631</text:p>
          </table:table-cell>
          <table:table-cell office:value-type="float" office:value="10985" calcext:value-type="float">
            <text:p>10985</text:p>
          </table:table-cell>
          <table:table-cell office:value-type="float" office:value="41287" calcext:value-type="float">
            <text:p>41287</text:p>
          </table:table-cell>
          <table:table-cell office:value-type="float" office:value="292" calcext:value-type="float">
            <text:p>292</text:p>
          </table:table-cell>
          <table:table-cell office:value-type="float" office:value="72" calcext:value-type="float">
            <text:p>72</text:p>
          </table:table-cell>
          <table:table-cell office:value-type="float" office:value="0.993488287962377" calcext:value-type="float">
            <text:p>0.993488287962377</text:p>
          </table:table-cell>
          <table:table-cell office:value-type="float" office:value="0.992977224079463" calcext:value-type="float">
            <text:p>0.992977224079463</text:p>
          </table:table-cell>
          <table:table-cell office:value-type="float" office:value="0.974106588631728" calcext:value-type="float">
            <text:p>0.974106588631728</text:p>
          </table:table-cell>
          <table:table-cell office:value-type="float" office:value="0.993084580895205" calcext:value-type="float">
            <text:p>0.993084580895205</text:p>
          </table:table-cell>
          <table:covered-table-cell/>
          <table:table-cell/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0.632" calcext:value-type="float">
            <text:p>0.632</text:p>
          </table:table-cell>
          <table:table-cell office:value-type="float" office:value="45046" calcext:value-type="float">
            <text:p>45046</text:p>
          </table:table-cell>
          <table:table-cell office:value-type="float" office:value="13632" calcext:value-type="float">
            <text:p>1363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998913405033817" calcext:value-type="float">
            <text:p>0.998913405033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65630800143" calcext:value-type="float">
            <text:p>0.999165630800143</text:p>
          </table:table-cell>
          <table:covered-table-cell/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float" office:value="0.635" calcext:value-type="float">
            <text:p>0.635</text:p>
          </table:table-cell>
          <table:table-cell office:value-type="float" office:value="32684" calcext:value-type="float">
            <text:p>32684</text:p>
          </table:table-cell>
          <table:table-cell office:value-type="float" office:value="14851" calcext:value-type="float">
            <text:p>14851</text:p>
          </table:table-cell>
          <table:table-cell office:value-type="float" office:value="1141" calcext:value-type="float">
            <text:p>1141</text:p>
          </table:table-cell>
          <table:table-cell office:value-type="float" office:value="1076" calcext:value-type="float">
            <text:p>1076</text:p>
          </table:table-cell>
          <table:table-cell office:value-type="float" office:value="0.968127962085308" calcext:value-type="float">
            <text:p>0.968127962085308</text:p>
          </table:table-cell>
          <table:table-cell office:value-type="float" office:value="0.928651825912956" calcext:value-type="float">
            <text:p>0.928651825912956</text:p>
          </table:table-cell>
          <table:table-cell office:value-type="float" office:value="0.966267553584627" calcext:value-type="float">
            <text:p>0.966267553584627</text:p>
          </table:table-cell>
          <table:table-cell office:value-type="float" office:value="0.955438977327545" calcext:value-type="float">
            <text:p>0.955438977327545</text:p>
          </table:table-cell>
          <table:covered-table-cell/>
          <table:table-cell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float" office:value="0.639" calcext:value-type="float">
            <text:p>0.639</text:p>
          </table:table-cell>
          <table:table-cell office:value-type="float" office:value="32958" calcext:value-type="float">
            <text:p>32958</text:p>
          </table:table-cell>
          <table:table-cell office:value-type="float" office:value="10052" calcext:value-type="float">
            <text:p>10052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0.994808330817989" calcext:value-type="float">
            <text:p>0.994808330817989</text:p>
          </table:table-cell>
          <table:table-cell office:value-type="float" office:value="0.995543230662573" calcext:value-type="float">
            <text:p>0.995543230662573</text:p>
          </table:table-cell>
          <table:table-cell office:value-type="float" office:value="0.998636487592037" calcext:value-type="float">
            <text:p>0.998636487592037</text:p>
          </table:table-cell>
          <table:table-cell office:value-type="float" office:value="0.994979989358503" calcext:value-type="float">
            <text:p>0.994979989358503</text:p>
          </table:table-cell>
          <table:covered-table-cell/>
          <table:table-cell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0.648" calcext:value-type="float">
            <text:p>0.648</text:p>
          </table:table-cell>
          <table:table-cell office:value-type="float" office:value="30732" calcext:value-type="float">
            <text:p>30732</text:p>
          </table:table-cell>
          <table:table-cell office:value-type="float" office:value="16776" calcext:value-type="float">
            <text:p>16776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0.995432902536197" calcext:value-type="float">
            <text:p>0.995432902536197</text:p>
          </table:table-cell>
          <table:table-cell office:value-type="float" office:value="0.994369035623259" calcext:value-type="float">
            <text:p>0.994369035623259</text:p>
          </table:table-cell>
          <table:table-cell office:value-type="float" office:value="0.996918285918189" calcext:value-type="float">
            <text:p>0.996918285918189</text:p>
          </table:table-cell>
          <table:table-cell office:value-type="float" office:value="0.995056970509383" calcext:value-type="float">
            <text:p>0.995056970509383</text:p>
          </table:table-cell>
          <table:covered-table-cell/>
          <table:table-cell/>
        </table:table-row>
        <table:table-row table:style-name="ro1">
          <table:table-cell office:value-type="float" office:value="8434" calcext:value-type="float">
            <text:p>8434</text:p>
          </table:table-cell>
          <table:table-cell office:value-type="float" office:value="0.654" calcext:value-type="float">
            <text:p>0.654</text:p>
          </table:table-cell>
          <table:table-cell office:value-type="float" office:value="2310" calcext:value-type="float">
            <text:p>2310</text:p>
          </table:table-cell>
          <table:table-cell office:value-type="float" office:value="37258" calcext:value-type="float">
            <text:p>3725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5910293763866" calcext:value-type="float">
            <text:p>0.995910293763866</text:p>
          </table:table-cell>
          <table:table-cell office:value-type="float" office:value="0.937880633373934" calcext:value-type="float">
            <text:p>0.937880633373934</text:p>
          </table:table-cell>
          <table:table-cell office:value-type="float" office:value="0.996148133229274" calcext:value-type="float">
            <text:p>0.996148133229274</text:p>
          </table:table-cell>
          <table:covered-table-cell/>
          <table:table-cell/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float" office:value="0.687" calcext:value-type="float">
            <text:p>0.687</text:p>
          </table:table-cell>
          <table:table-cell office:value-type="float" office:value="61763" calcext:value-type="float">
            <text:p>61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0.75" calcext:value-type="float">
            <text:p>0.75</text:p>
          </table:table-cell>
          <table:table-cell office:value-type="float" office:value="26740" calcext:value-type="float">
            <text:p>26740</text:p>
          </table:table-cell>
          <table:table-cell office:value-type="float" office:value="27261" calcext:value-type="float">
            <text:p>27261</text:p>
          </table:table-cell>
          <table:table-cell office:value-type="float" office:value="402" calcext:value-type="float">
            <text:p>402</text:p>
          </table:table-cell>
          <table:table-cell office:value-type="float" office:value="657" calcext:value-type="float">
            <text:p>657</text:p>
          </table:table-cell>
          <table:table-cell office:value-type="float" office:value="0.976019272183085" calcext:value-type="float">
            <text:p>0.976019272183085</text:p>
          </table:table-cell>
          <table:table-cell office:value-type="float" office:value="0.98546795358421" calcext:value-type="float">
            <text:p>0.98546795358421</text:p>
          </table:table-cell>
          <table:table-cell office:value-type="float" office:value="0.98518900596861" calcext:value-type="float">
            <text:p>0.98518900596861</text:p>
          </table:table-cell>
          <table:table-cell office:value-type="float" office:value="0.980766436614602" calcext:value-type="float">
            <text:p>0.980766436614602</text:p>
          </table:table-cell>
          <table:table-cell table:style-name="ce9" office:value-type="float" office:value="0.7" calcext:value-type="float" table:number-columns-spanned="1" table:number-rows-spanned="2">
            <text:p>0.7</text:p>
          </table:table-cell>
          <table:table-cell/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0.775" calcext:value-type="float">
            <text:p>0.775</text:p>
          </table:table-cell>
          <table:table-cell office:value-type="float" office:value="44076" calcext:value-type="float">
            <text:p>44076</text:p>
          </table:table-cell>
          <table:table-cell office:value-type="float" office:value="15159" calcext:value-type="float">
            <text:p>15159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0.995752756190132" calcext:value-type="float">
            <text:p>0.995752756190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6836241859213" calcext:value-type="float">
            <text:p>0.996836241859213</text:p>
          </table:table-cell>
          <table:covered-table-cell/>
          <table:table-cell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0.803" calcext:value-type="float">
            <text:p>0.803</text:p>
          </table:table-cell>
          <table:table-cell office:value-type="float" office:value="39169" calcext:value-type="float">
            <text:p>39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0.8" calcext:value-type="float" table:number-columns-spanned="1" table:number-rows-spanned="2">
            <text:p>0.8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float" office:value="0.807" calcext:value-type="float">
            <text:p>0.807</text:p>
          </table:table-cell>
          <table:table-cell office:value-type="float" office:value="39919" calcext:value-type="float">
            <text:p>39919</text:p>
          </table:table-cell>
          <table:table-cell office:value-type="float" office:value="16387" calcext:value-type="float">
            <text:p>16387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0.997102535281629" calcext:value-type="float">
            <text:p>0.997102535281629</text:p>
          </table:table-cell>
          <table:table-cell office:value-type="float" office:value="0.997382836275106" calcext:value-type="float">
            <text:p>0.997382836275106</text:p>
          </table:table-cell>
          <table:table-cell office:value-type="float" office:value="0.99892397777889" calcext:value-type="float">
            <text:p>0.99892397777889</text:p>
          </table:table-cell>
          <table:table-cell office:value-type="float" office:value="0.997184096342867" calcext:value-type="float">
            <text:p>0.997184096342867</text:p>
          </table:table-cell>
          <table:covered-table-cell table:style-name="ce11" office:value-type="float" office:value="0.8" calcext:value-type="float">
            <text:p>0.8</text:p>
          </table:covered-table-cell>
          <table:table-cell/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0.938" calcext:value-type="float">
            <text:p>0.938</text:p>
          </table:table-cell>
          <table:table-cell office:value-type="float" office:value="48392" calcext:value-type="float">
            <text:p>48392</text:p>
          </table:table-cell>
          <table:table-cell office:value-type="float" office:value="1559" calcext:value-type="float">
            <text:p>1559</text:p>
          </table:table-cell>
          <table:table-cell office:value-type="float" office:value="460" calcext:value-type="float">
            <text:p>460</text:p>
          </table:table-cell>
          <table:table-cell office:value-type="float" office:value="4615" calcext:value-type="float">
            <text:p>4615</text:p>
          </table:table-cell>
          <table:table-cell office:value-type="float" office:value="0.912936027317147" calcext:value-type="float">
            <text:p>0.912936027317147</text:p>
          </table:table-cell>
          <table:table-cell office:value-type="float" office:value="0.772164437840515" calcext:value-type="float">
            <text:p>0.772164437840515</text:p>
          </table:table-cell>
          <table:table-cell office:value-type="float" office:value="0.990583804143126" calcext:value-type="float">
            <text:p>0.990583804143126</text:p>
          </table:table-cell>
          <table:table-cell office:value-type="float" office:value="0.907770871951441" calcext:value-type="float">
            <text:p>0.907770871951441</text:p>
          </table:table-cell>
          <table:table-cell table:style-name="ce12"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table:formula="of:=AVERAGE([.B2:.B26])" office:value-type="float" office:value="0.5224" calcext:value-type="float">
            <text:p>0.5224</text:p>
          </table:table-cell>
          <table:table-cell table:style-name="ce1" table:formula="of:=SUM([.C2:.C27])" office:value-type="float" office:value="504655" calcext:value-type="float">
            <text:p>504655</text:p>
          </table:table-cell>
          <table:table-cell table:style-name="ce1" table:formula="of:=SUM([.D2:.D27])" office:value-type="float" office:value="655339" calcext:value-type="float">
            <text:p>655339</text:p>
          </table:table-cell>
          <table:table-cell table:style-name="ce1" table:formula="of:=SUM([.E2:.E27])" office:value-type="float" office:value="43766" calcext:value-type="float">
            <text:p>43766</text:p>
          </table:table-cell>
          <table:table-cell table:style-name="ce1" table:formula="of:=SUM([.F2:.F27])" office:value-type="float" office:value="16185" calcext:value-type="float">
            <text:p>16185</text:p>
          </table:table-cell>
          <table:table-cell table:style-name="ce1" table:formula="of:=[.$C28]/([.$C28]+[.$F28])" office:value-type="float" office:value="0.968925197757469" calcext:value-type="float">
            <text:p>0.968925197757469</text:p>
          </table:table-cell>
          <table:table-cell table:style-name="ce1" table:formula="of:=[.D28]/([.D28]+[.E28])" office:value-type="float" office:value="0.937397100578597" calcext:value-type="float">
            <text:p>0.937397100578597</text:p>
          </table:table-cell>
          <table:table-cell table:style-name="ce1" table:formula="of:=[.C28]/([.C28]+[.E28])" office:value-type="float" office:value="0.920196345508287" calcext:value-type="float">
            <text:p>0.920196345508287</text:p>
          </table:table-cell>
          <table:table-cell table:style-name="ce1" table:formula="of:=([.C28]+[.D28]) / ([.C28]+[.D28]+[.E28]+[.F28])" office:value-type="float" office:value="0.950857620630438" calcext:value-type="float">
            <text:p>0.950857620630438</text:p>
          </table:table-cell>
          <table:table-cell table:style-name="ce1" table:formula="of:=([.C28]*[.D28] - [.E28]*[.F28])/SQRT((([.C28]+[.E28])*([.C28]+[.F28])*([.D28]+[.E28])*([.D28]+[.F28])))" office:value-type="float" office:value="0.901193865478904" calcext:value-type="float">
            <text:p>0.901193865478904</text:p>
          </table:table-cell>
          <table:table-cell office:value-type="string" calcext:value-type="string">
            <text:p>←MCC</text:p>
          </table:table-cell>
        </table:table-row>
      </table:table>
      <table:named-expressions/>
      <table:database-ranges>
        <table:database-range table:name="__Anonymous_Sheet_DB__0" table:target-range-address="best_results_tresholds.A1:best_results_tresholds.J2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23:16:39.398468555</dc:date>
    <meta:editing-duration>PT4M32S</meta:editing-duration>
    <meta:editing-cycles>2</meta:editing-cycles>
    <meta:generator>LibreOffice/6.1.4.2$Linux_X86_64 LibreOffice_project/9d0f32d1f0b509096fd65e0d4bec26ddd1938fd3</meta:generator>
    <meta:document-statistic meta:table-count="1" meta:cell-count="283" meta:object-count="0"/>
  </office:meta>
</office:document-meta>
</file>